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automatic-styles>
    <style:style style:family="table-cell" style:name="s18" style:display-name="s18"/>
    <style:style style:family="table-cell" style:name="s20" style:display-name="s20"/>
    <style:style style:family="table-cell" style:name="m21698426" style:display-name="m21698426">
      <style:table-cell-properties fo:border-left="2.01pt solid #000000" fo:border-bottom="2.01pt solid #000000" fo:border-right="2.01pt solid #000000" fo:border-top="2.01pt solid #000000"/>
    </style:style>
    <style:style style:family="table-cell" style:name="m21712974" style:display-name="m21712974">
      <style:table-cell-properties fo:border-left="2.01pt solid #000000" fo:border-bottom="2.01pt solid #000000" fo:border-right="2.01pt solid #000000" fo:border-top="2.01pt solid #000000"/>
    </style:style>
    <style:style style:family="table-cell" style:name="m21712994" style:display-name="m21712994">
      <style:table-cell-properties fo:border-left="2.01pt solid #000000" fo:border-bottom="2.01pt solid #000000" fo:border-right="2.01pt solid #000000" fo:border-top="2.01pt solid #000000"/>
    </style:style>
    <style:style style:family="table-cell" style:name="s21" style:display-name="s21">
      <style:text-properties fo:font-weight="None" fo:font-style="italic" fo:font-family="Arial Cyr" fo:font-size="10"/>
    </style:style>
    <style:style style:family="table-cell" style:name="s22" style:display-name="s22">
      <style:text-properties fo:font-weight="bold" fo:font-style="None" fo:font-family="Arial Cyr" fo:font-size="10"/>
    </style:style>
    <style:style style:family="table-cell" style:name="s23" style:display-name="s23">
      <style:text-properties fo:font-weight="bold" fo:font-style="italic" fo:font-family="Arial Cyr" fo:font-size="10"/>
    </style:style>
    <style:style style:family="table-cell" style:name="s25" style:display-name="s25"/>
    <style:style style:family="table-cell" style:name="s43" style:display-name="s43">
      <style:table-cell-properties fo:border-left="0.99pt solid #000000" fo:border-bottom="0.99pt solid #000000" fo:border-right="0.99pt solid #000000" fo:border-top="0.99pt solid #000000"/>
    </style:style>
    <style:style style:family="table-cell" style:name="s44" style:display-name="s44">
      <style:table-cell-properties fo:border-left="2.01pt solid #000000" fo:border-bottom="2.01pt solid #000000" fo:border-right="2.01pt solid #000000" fo:border-top="2.01pt solid #000000"/>
    </style:style>
    <style:style style:family="table-cell" style:name="s45" style:display-name="s45">
      <style:table-cell-properties fo:border-left="0.99pt solid #000000" fo:border-right="0.99pt solid #000000" fo:border-top="0.99pt solid #000000"/>
    </style:style>
    <style:style style:family="table-cell" style:name="s46" style:display-name="s46">
      <style:table-cell-properties fo:border-left="2.01pt solid #000000" fo:border-right="2.01pt solid #000000" fo:border-top="2.01pt solid #000000"/>
    </style:style>
    <style:style style:family="table-cell" style:name="s47" style:display-name="s47">
      <style:table-cell-properties fo:border-left="0.99pt solid #000000" fo:border-right="0.99pt solid #000000"/>
    </style:style>
    <style:style style:family="table-cell" style:name="s48" style:display-name="s48">
      <style:table-cell-properties fo:border-left="2.01pt solid #000000" fo:border-right="2.01pt solid #000000"/>
    </style:style>
    <style:style style:family="table-cell" style:name="s49" style:display-name="s49">
      <style:table-cell-properties fo:border-left="0.99pt solid #000000" fo:border-bottom="0.99pt solid #000000" fo:border-right="0.99pt solid #000000"/>
    </style:style>
    <style:style style:family="table-cell" style:name="s50" style:display-name="s50">
      <style:table-cell-properties fo:border-left="2.01pt solid #000000" fo:border-bottom="2.01pt solid #000000" fo:border-right="2.01pt solid #000000"/>
    </style:style>
    <style:style style:family="table-cell" style:name="s51" style:display-name="s51">
      <style:table-cell-properties fo:border-left="0.99pt solid #000000" fo:border-bottom="0.99pt solid #000000" fo:border-top="0.99pt solid #000000"/>
    </style:style>
    <style:style style:family="table-cell" style:name="s52" style:display-name="s52">
      <style:table-cell-properties fo:border-bottom="0.99pt solid #000000" fo:border-top="0.99pt solid #000000"/>
    </style:style>
    <style:style style:family="table-cell" style:name="s53" style:display-name="s53">
      <style:table-cell-properties fo:border-bottom="0.99pt solid #000000" fo:border-right="0.99pt solid #000000" fo:border-top="0.99pt solid #000000"/>
    </style:style>
    <style:style style:family="table-cell" style:name="s54" style:display-name="s54">
      <style:table-cell-properties fo:border-left="2.01pt solid #000000" fo:border-bottom="2.01pt solid #000000" fo:border-top="2.01pt solid #000000"/>
    </style:style>
    <style:style style:family="table-cell" style:name="s55" style:display-name="s55">
      <style:table-cell-properties fo:border-bottom="2.01pt solid #000000" fo:border-top="2.01pt solid #000000"/>
    </style:style>
    <style:style style:family="table-cell" style:name="s56" style:display-name="s56">
      <style:table-cell-properties fo:border-bottom="2.01pt solid #000000" fo:border-right="2.01pt solid #000000" fo:border-top="2.01pt solid #000000"/>
    </style:style>
    <style:style style:family="table-cell" style:name="s57" style:display-name="s57">
      <style:table-cell-properties fo:border-left="0.99pt solid #000000" fo:border-top="0.99pt solid #000000"/>
    </style:style>
    <style:style style:family="table-cell" style:name="s58" style:display-name="s58">
      <style:table-cell-properties fo:border-top="0.99pt solid #000000"/>
    </style:style>
    <style:style style:family="table-cell" style:name="s59" style:display-name="s59">
      <style:table-cell-properties fo:border-right="0.99pt solid #000000" fo:border-top="0.99pt solid #000000"/>
    </style:style>
    <style:style style:family="table-cell" style:name="s60" style:display-name="s60">
      <style:table-cell-properties fo:border-left="2.01pt solid #000000" fo:border-top="2.01pt solid #000000"/>
    </style:style>
    <style:style style:family="table-cell" style:name="s61" style:display-name="s61">
      <style:table-cell-properties fo:border-top="2.01pt solid #000000"/>
    </style:style>
    <style:style style:family="table-cell" style:name="s62" style:display-name="s62">
      <style:table-cell-properties fo:border-right="2.01pt solid #000000" fo:border-top="2.01pt solid #000000"/>
    </style:style>
    <style:style style:family="table-cell" style:name="s63" style:display-name="s63">
      <style:table-cell-properties fo:border-left="0.99pt solid #000000"/>
    </style:style>
    <style:style style:family="table-cell" style:name="s64" style:display-name="s64">
      <style:table-cell-properties fo:border-right="0.99pt solid #000000"/>
    </style:style>
    <style:style style:family="table-cell" style:name="s65" style:display-name="s65">
      <style:table-cell-properties fo:border-left="2.01pt solid #000000"/>
    </style:style>
    <style:style style:family="table-cell" style:name="s66" style:display-name="s66"/>
    <style:style style:family="table-cell" style:name="s67" style:display-name="s67">
      <style:table-cell-properties fo:border-right="2.01pt solid #000000"/>
    </style:style>
    <style:style style:family="table-cell" style:name="s68" style:display-name="s68">
      <style:table-cell-properties fo:border-left="0.99pt solid #000000" fo:border-bottom="0.99pt solid #000000"/>
    </style:style>
    <style:style style:family="table-cell" style:name="s69" style:display-name="s69">
      <style:table-cell-properties fo:border-bottom="0.99pt solid #000000"/>
    </style:style>
    <style:style style:family="table-cell" style:name="s70" style:display-name="s70">
      <style:table-cell-properties fo:border-bottom="0.99pt solid #000000" fo:border-right="0.99pt solid #000000"/>
    </style:style>
    <style:style style:family="table-cell" style:name="s71" style:display-name="s71">
      <style:table-cell-properties fo:border-left="2.01pt solid #000000" fo:border-bottom="2.01pt solid #000000"/>
    </style:style>
    <style:style style:family="table-cell" style:name="s72" style:display-name="s72">
      <style:table-cell-properties fo:border-bottom="2.01pt solid #000000"/>
    </style:style>
    <style:style style:family="table-cell" style:name="s73" style:display-name="s73">
      <style:table-cell-properties fo:border-bottom="2.01pt solid #000000" fo:border-right="2.01pt solid #000000"/>
    </style:style>
    <style:style style:family="table-cell" style:name="s80" style:display-name="s80">
      <style:table-cell-properties fo:border-left="0.99pt solid #0000ff" fo:border-right="0.99pt solid #0000ff" fo:border-top="0.99pt solid #0000ff"/>
    </style:style>
    <style:style style:family="table-cell" style:name="s81" style:display-name="s81">
      <style:table-cell-properties fo:border-left="0.99pt solid #0000ff" fo:border-right="0.99pt solid #0000ff"/>
    </style:style>
    <style:style style:family="table-cell" style:name="s82" style:display-name="s82">
      <style:table-cell-properties fo:border-left="0.99pt solid #0000ff" fo:border-bottom="0.99pt solid #0000ff" fo:border-right="0.99pt solid #0000ff"/>
    </style:style>
    <style:style style:family="table-cell" style:name="s83" style:display-name="s83">
      <style:table-cell-properties fo:border-left="2.01pt dashed #0000ff" fo:border-bottom="2.01pt dashed #0000ff" fo:border-right="2.01pt dashed #0000ff" fo:border-top="2.01pt dashed #0000ff"/>
    </style:style>
    <style:style style:family="table-cell" style:name="s84" style:display-name="s84">
      <style:table-cell-properties fo:border-left="0.99pt solid #ff0000" fo:border-bottom="0.99pt solid #ff0000" fo:border-right="0.99pt solid #ff0000" fo:border-top="0.99pt solid #ff0000"/>
    </style:style>
    <style:style style:family="table-cell" style:name="s85" style:display-name="s85">
      <style:table-cell-properties fo:border-left="2.01pt dotted #008080" fo:border-bottom="2.01pt dotted #008080" fo:border-right="2.01pt dotted #008080" fo:border-top="2.01pt dotted #008080"/>
    </style:style>
    <style:style style:family="table-cell" style:name="s86" style:display-name="s86">
      <style:text-properties fo:font-weight="None" fo:font-style="None" fo:font-family="Arial Cyr" fo:font-size="10"/>
    </style:style>
    <style:style style:family="table-cell" style:name="s87" style:display-name="s87">
      <style:table-cell-properties fo:border-left="0.99pt dotted #00ff00" fo:border-bottom="0.99pt dotted #00ff00" fo:border-right="0.99pt dotted #00ff00" fo:border-top="0.99pt dotted #00ff00"/>
    </style:style>
    <style:style style:family="table-cell" style:name="s88" style:display-name="s88">
      <style:table-cell-properties fo:border-left="0.99pt dashed #ffff00" fo:border-bottom="0.99pt dashed #ffff00" fo:border-right="0.99pt dashed #ffff00" fo:border-top="0.99pt dashed #ffff00"/>
    </style:style>
    <style:style style:family="table-cell" style:name="s89" style:display-name="s89">
      <style:table-cell-properties fo:border-left="0.99pt dotted #ff00ff" fo:border-bottom="0.99pt dotted #ff00ff" fo:border-right="0.99pt dotted #ff00ff" fo:border-top="0.99pt dotted #ff00ff"/>
    </style:style>
    <style:style style:family="table-cell" style:name="s90" style:display-name="s90">
      <style:table-cell-properties fo:border-left="2.01pt dashed #993366" fo:border-bottom="2.01pt dashed #993366" fo:border-right="2.01pt dashed #993366" fo:border-top="2.01pt dashed #993366"/>
    </style:style>
    <style:style style:family="table-cell" style:name="s91" style:display-name="s91">
      <style:table-cell-properties fo:border-left="3pt double #808000" fo:border-bottom="3pt double #808000" fo:border-right="3pt double #808000" fo:border-top="3pt double #808000"/>
    </style:style>
    <style:style style:family="table-cell" style:name="s95" style:display-name="s95"/>
    <style:style style:family="table-cell" style:name="s96" style:display-name="s96">
      <style:text-properties fo:font-weight="None" fo:font-style="None" fo:font-family="Arial Cyr" fo:font-size="10"/>
    </style:style>
    <style:style style:family="table-cell" style:name="s97" style:display-name="s97"/>
    <style:style style:family="table-cell" style:name="s99" style:display-name="s99"/>
    <style:style style:family="table-cell" style:name="s100" style:display-name="s100"/>
    <style:style style:family="table-cell" style:name="s101" style:display-name="s101"/>
    <style:style style:family="table-column" style:name="2be43a380b96fb815fb61a45efbb3f7f" style:display-name="2be43a380b96fb815fb61a45efbb3f7f">
      <style:table-column-properties fo:break-before="auto" style:column-width="3832.78"/>
    </style:style>
    <style:style style:family="table-column" style:name="30563c64b1cd1a8bff5554da2391a2ba" style:display-name="30563c64b1cd1a8bff5554da2391a2ba">
      <style:table-column-properties fo:break-before="auto" style:column-width="4089.54"/>
    </style:style>
    <style:style style:family="table-column" style:name="dac8789fc49c72ba53f7665f48327e6f" style:display-name="dac8789fc49c72ba53f7665f48327e6f">
      <style:table-column-properties fo:break-before="auto" style:column-width="1697.36"/>
    </style:style>
    <style:style style:family="table-column" style:name="c3061cc1d305990cb92d4181ae2e1d0d" style:display-name="c3061cc1d305990cb92d4181ae2e1d0d">
      <style:table-column-properties fo:break-before="auto" style:column-width="4295.34"/>
    </style:style>
    <style:style style:family="table-column" style:name="d099c3b03f7367773df862840626a138" style:display-name="d099c3b03f7367773df862840626a138">
      <style:table-column-properties fo:break-before="auto" style:column-width="1955.1"/>
    </style:style>
    <style:style style:family="table-column" style:name="9f82a661f3c6e15caf4ee75caec1d125" style:display-name="9f82a661f3c6e15caf4ee75caec1d125">
      <style:table-column-properties fo:break-before="auto" style:column-width="2212.84"/>
    </style:style>
    <style:style style:family="table-row" style:name="87d4590faf454812920f2afea618626f" style:display-name="87d4590faf454812920f2afea618626f">
      <style:table-row-properties fo:break-before="auto" style:row-height="442.96"/>
    </style:style>
    <style:style style:family="table-row" style:name="2ee39b1b181613c9c9758d5906cc5763" style:display-name="2ee39b1b181613c9c9758d5906cc5763">
      <style:table-row-properties fo:break-before="auto" style:row-height="442.96"/>
    </style:style>
    <style:style style:family="table-row" style:name="909a34927c5ec188aee15a1d768a7585" style:display-name="909a34927c5ec188aee15a1d768a7585">
      <style:table-row-properties fo:break-before="auto" style:row-height="442.96"/>
    </style:style>
    <style:style style:family="table-row" style:name="868b032b81041aa18839340896595c93" style:display-name="868b032b81041aa18839340896595c93">
      <style:table-row-properties fo:break-before="auto" style:row-height="442.96"/>
    </style:style>
    <style:style style:family="table-row" style:name="a9ddaeaf2188766f72febbe220fcd843" style:display-name="a9ddaeaf2188766f72febbe220fcd843">
      <style:table-row-properties fo:break-before="auto" style:row-height="442.96"/>
    </style:style>
    <style:style style:family="table-row" style:name="53e0182a0d9f97de8d77ced8ce486908" style:display-name="53e0182a0d9f97de8d77ced8ce486908">
      <style:table-row-properties fo:break-before="auto" style:row-height="442.96"/>
    </style:style>
    <style:style style:family="table-row" style:name="b05a2f279c7e978395143132e41e697a" style:display-name="b05a2f279c7e978395143132e41e697a">
      <style:table-row-properties fo:break-before="auto" style:row-height="442.96"/>
    </style:style>
    <style:style style:family="table-row" style:name="bcf0f1a1fb90dada5fd195f2628ef48f" style:display-name="bcf0f1a1fb90dada5fd195f2628ef48f">
      <style:table-row-properties fo:break-before="auto" style:row-height="442.96"/>
    </style:style>
    <style:style style:family="table-row" style:name="605eb3dd4c194033d60ef4830ce06687" style:display-name="605eb3dd4c194033d60ef4830ce06687">
      <style:table-row-properties fo:break-before="auto" style:row-height="442.96"/>
    </style:style>
    <style:style style:family="table-row" style:name="962629a5f6f2b526e05a5cdfa5dfd065" style:display-name="962629a5f6f2b526e05a5cdfa5dfd065">
      <style:table-row-properties fo:break-before="auto" style:row-height="442.96"/>
    </style:style>
    <style:style style:family="table-row" style:name="f5fb616810a4b7853808ca821f02ee2f" style:display-name="f5fb616810a4b7853808ca821f02ee2f">
      <style:table-row-properties fo:break-before="auto" style:row-height="442.96"/>
    </style:style>
    <style:style style:family="table-row" style:name="b1bf2d6b71438e2ac8f3fc4644da57af" style:display-name="b1bf2d6b71438e2ac8f3fc4644da57af">
      <style:table-row-properties fo:break-before="auto" style:row-height="442.96"/>
    </style:style>
    <style:style style:family="table-row" style:name="7f00adde93344181c15949582c558707" style:display-name="7f00adde93344181c15949582c558707">
      <style:table-row-properties fo:break-before="auto" style:row-height="442.96"/>
    </style:style>
    <style:style style:family="table-row" style:name="31860e96bcea7eb93bca37bb31181fa5" style:display-name="31860e96bcea7eb93bca37bb31181fa5">
      <style:table-row-properties fo:break-before="auto" style:row-height="442.96"/>
    </style:style>
    <style:style style:family="table-row" style:name="75115bebba999a6e34fdd379e42c4831" style:display-name="75115bebba999a6e34fdd379e42c4831">
      <style:table-row-properties fo:break-before="auto" style:row-height="442.96"/>
    </style:style>
    <style:style style:family="table-row" style:name="0c5fbc18bbf38977cef581465edd66bd" style:display-name="0c5fbc18bbf38977cef581465edd66bd">
      <style:table-row-properties fo:break-before="auto" style:row-height="442.96"/>
    </style:style>
    <style:style style:family="table-row" style:name="c66f6d643871293c9f080e447862e3b7" style:display-name="c66f6d643871293c9f080e447862e3b7">
      <style:table-row-properties fo:break-before="auto" style:row-height="442.96"/>
    </style:style>
    <style:style style:family="table-row" style:name="71cafc417afe7a3c9766d15acfe47a38" style:display-name="71cafc417afe7a3c9766d15acfe47a38">
      <style:table-row-properties fo:break-before="auto" style:row-height="442.96"/>
    </style:style>
    <style:style style:family="table-row" style:name="5feb44766a224bd719b00315e9656102" style:display-name="5feb44766a224bd719b00315e9656102">
      <style:table-row-properties fo:break-before="auto" style:row-height="442.96"/>
    </style:style>
    <style:style style:family="table-row" style:name="fc18c8f17e550f026a884c5bee80345a" style:display-name="fc18c8f17e550f026a884c5bee80345a">
      <style:table-row-properties fo:break-before="auto" style:row-height="442.96"/>
    </style:style>
    <style:style style:family="table-row" style:name="f568406fc308011d9865e01b376eea9b" style:display-name="f568406fc308011d9865e01b376eea9b">
      <style:table-row-properties fo:break-before="auto" style:row-height="442.96"/>
    </style:style>
    <style:style style:family="table-row" style:name="dbe144677e3708ead703ba680c6d6b0b" style:display-name="dbe144677e3708ead703ba680c6d6b0b">
      <style:table-row-properties fo:break-before="auto" style:row-height="442.96"/>
    </style:style>
    <style:style style:family="table-row" style:name="315bab528575d0bd03fec390428e4f64" style:display-name="315bab528575d0bd03fec390428e4f64">
      <style:table-row-properties fo:break-before="auto" style:row-height="442.96"/>
    </style:style>
    <style:style style:family="table-row" style:name="91ebbd69b3d048c05b8db96b814b14ae" style:display-name="91ebbd69b3d048c05b8db96b814b14ae">
      <style:table-row-properties fo:break-before="auto" style:row-height="442.96"/>
    </style:style>
    <style:style style:family="table-row" style:name="67d1abd04e5e9f7862abd8f470d57914" style:display-name="67d1abd04e5e9f7862abd8f470d57914">
      <style:table-row-properties fo:break-before="auto" style:row-height="442.96"/>
    </style:style>
    <style:style style:family="table-row" style:name="8634d0b4d3aa730ae78730c7ff08abf8" style:display-name="8634d0b4d3aa730ae78730c7ff08abf8">
      <style:table-row-properties fo:break-before="auto" style:row-height="442.96"/>
    </style:style>
    <style:style style:family="table-row" style:name="07661896698036f21b3d700696dfcdfa" style:display-name="07661896698036f21b3d700696dfcdfa">
      <style:table-row-properties fo:break-before="auto" style:row-height="442.96"/>
    </style:style>
    <style:style style:family="table-row" style:name="fc26fda8b4f506074d84cd0e17bf0c2f" style:display-name="fc26fda8b4f506074d84cd0e17bf0c2f">
      <style:table-row-properties fo:break-before="auto" style:row-height="442.96"/>
    </style:style>
    <style:style style:family="table-row" style:name="4272ad18d9dfd17755051779fdf517a5" style:display-name="4272ad18d9dfd17755051779fdf517a5">
      <style:table-row-properties fo:break-before="auto" style:row-height="442.96"/>
    </style:style>
    <style:style style:family="table-row" style:name="89cf1ec6c37f2b75ad0327c88490f150" style:display-name="89cf1ec6c37f2b75ad0327c88490f150">
      <style:table-row-properties fo:break-before="auto" style:row-height="442.96"/>
    </style:style>
    <style:style style:family="table-row" style:name="9e359594d5413587fd6ca24df1fe8213" style:display-name="9e359594d5413587fd6ca24df1fe8213">
      <style:table-row-properties fo:break-before="auto" style:row-height="442.96"/>
    </style:style>
    <style:style style:family="table-row" style:name="20cd83f99f676f08f967d47ccdb9e33a" style:display-name="20cd83f99f676f08f967d47ccdb9e33a">
      <style:table-row-properties fo:break-before="auto" style:row-height="442.96"/>
    </style:style>
    <style:style style:family="table-row" style:name="7a46a24e5846f3c0aef06b50cdd4aa94" style:display-name="7a46a24e5846f3c0aef06b50cdd4aa94">
      <style:table-row-properties fo:break-before="auto" style:row-height="442.96"/>
    </style:style>
    <style:style style:family="table-row" style:name="6b27d15a600c1a0283e69e80506b9030" style:display-name="6b27d15a600c1a0283e69e80506b9030">
      <style:table-row-properties fo:break-before="auto" style:row-height="442.96"/>
    </style:style>
    <style:style style:family="table-row" style:name="7d4cd5cbfe4fd706fcdc5e737bd5b648" style:display-name="7d4cd5cbfe4fd706fcdc5e737bd5b648">
      <style:table-row-properties fo:break-before="auto" style:row-height="442.96"/>
    </style:style>
    <style:style style:family="table-row" style:name="7892dd03446b61505275595100d4ce03" style:display-name="7892dd03446b61505275595100d4ce03">
      <style:table-row-properties fo:break-before="auto" style:row-height="442.96"/>
    </style:style>
  </office:automatic-styles>
  <office:body>
    <office:spreadsheet>
      <table:table table:name="Лист1">
        <table:table-column table:style-name="2be43a380b96fb815fb61a45efbb3f7f" table:default-cell-style-name="None"/>
        <table:table-column table:style-name="30563c64b1cd1a8bff5554da2391a2ba" table:default-cell-style-name="None"/>
        <table:table-column table:style-name="dac8789fc49c72ba53f7665f48327e6f" table:default-cell-style-name="None"/>
        <table:table-column table:style-name="c3061cc1d305990cb92d4181ae2e1d0d" table:default-cell-style-name="None"/>
        <table:table-column table:style-name="d099c3b03f7367773df862840626a138" table:default-cell-style-name="None"/>
        <table:table-column table:style-name="9f82a661f3c6e15caf4ee75caec1d125" table:number-columns-repeated="10" table:default-cell-style-name="None"/>
        <table:table-row table:style-name="87d4590faf454812920f2afea618626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2ee39b1b181613c9c9758d5906cc5763">
          <table:table-cell office:value="None" office:value-type="string"/>
          <table:table-cell office:value="None" office:value-type="string">
            <text:p>Текст русский</text:p>
          </table:table-cell>
          <table:table-cell office:value="None" office:value-type="string"/>
          <table:table-cell table:style-name="s96" office:value="None" office:value-type="string">
            <text:p><text:span text:style-name="s96">Text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909a34927c5ec188aee15a1d768a7585">
          <table:table-cell office:value="None" office:value-type="string"/>
          <table:table-cell table:style-name="s21" office:value="None" office:value-type="string">
            <text:p><text:span text:style-name="s21">Текст русский</text:span></text:p>
          </table:table-cell>
          <table:table-cell office:value="None" office:value-type="string"/>
          <table:table-cell office:value="None" office:value-type="string">
            <text:p>Italic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868b032b81041aa18839340896595c93">
          <table:table-cell office:value="None" office:value-type="string"/>
          <table:table-cell table:style-name="s22" office:value="None" office:value-type="string">
            <text:p><text:span text:style-name="s22">Текст русский</text:span></text:p>
          </table:table-cell>
          <table:table-cell office:value="None" office:value-type="string"/>
          <table:table-cell office:value="None" office:value-type="string">
            <text:p>Bold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a9ddaeaf2188766f72febbe220fcd843">
          <table:table-cell office:value="None" office:value-type="string"/>
          <table:table-cell table:style-name="s23" office:value="None" office:value-type="string">
            <text:p><text:span text:style-name="s23">Текст русский</text:span></text:p>
          </table:table-cell>
          <table:table-cell office:value="None" office:value-type="string"/>
          <table:table-cell office:value="None" office:value-type="string">
            <text:p>Bold italic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53e0182a0d9f97de8d77ced8ce48690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05a2f279c7e978395143132e41e697a">
          <table:table-cell office:value="None" office:value-type="string"/>
          <table:table-cell office:value="1234567890" office:value-type="float">
            <text:p>1234567890</text:p>
          </table:table-cell>
          <table:table-cell office:value="None" office:value-type="string"/>
          <table:table-cell office:value="None" office:value-type="string">
            <text:p>Num</text:p>
          </table:table-cell>
          <table:table-cell table:style-name="s20" office:value="12" office:value-type="float">
            <text:p><text:span text:style-name="s20">12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cf0f1a1fb90dada5fd195f2628ef48f">
          <table:table-cell office:value="None" office:value-type="string"/>
          <table:table-cell table:style-name="s21" office:value="1234567890" office:value-type="float">
            <text:p><text:span text:style-name="s21">1234567890</text:span></text:p>
          </table:table-cell>
          <table:table-cell office:value="None" office:value-type="string"/>
          <table:table-cell office:value="None" office:value-type="string"/>
          <table:table-cell table:style-name="s18" office:value="1000" office:value-type="float">
            <text:p><text:span text:style-name="s18">1000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605eb3dd4c194033d60ef4830ce06687">
          <table:table-cell office:value="None" office:value-type="string"/>
          <table:table-cell table:style-name="s22" office:value="1234567890" office:value-type="float">
            <text:p><text:span text:style-name="s22">1234567890</text:span></text:p>
          </table:table-cell>
          <table:table-cell office:value="None" office:value-type="string"/>
          <table:table-cell office:value="None" office:value-type="string"/>
          <table:table-cell table:style-name="s97" office:value="None" office:value-type="string">
            <text:p><text:span text:style-name="s97">12.13.1990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962629a5f6f2b526e05a5cdfa5dfd065">
          <table:table-cell office:value="None" office:value-type="string"/>
          <table:table-cell table:style-name="s23" office:value="1234567890" office:value-type="float">
            <text:p><text:span text:style-name="s23">1234567890</text:span></text:p>
          </table:table-cell>
          <table:table-cell office:value="None" office:value-type="string"/>
          <table:table-cell office:value="None" office:value-type="string"/>
          <table:table-cell table:style-name="s9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f5fb616810a4b7853808ca821f02ee2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b1bf2d6b71438e2ac8f3fc4644da57af">
          <table:table-cell office:value="None" office:value-type="string"/>
          <table:table-cell table:number-rows-spanned="4" table:style-name="s25" office:value="None" office:value-type="string">
            <text:p><text:span text:style-name="s25">Объединенные ячейки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4" table:style-name="m2171297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0" office:value="None" office:value-type="string"/>
          <table:table-cell office:value="None" office:value-type="string"/>
          <table:table-cell office:value="None" office:value-type="string"/>
        </table:table-row>
        <table:table-row table:style-name="7f00adde93344181c15949582c558707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1" office:value="None" office:value-type="string"/>
          <table:table-cell office:value="None" office:value-type="string"/>
          <table:table-cell office:value="None" office:value-type="string"/>
        </table:table-row>
        <table:table-row table:style-name="31860e96bcea7eb93bca37bb31181fa5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1" office:value="None" office:value-type="string"/>
          <table:table-cell office:value="None" office:value-type="string"/>
          <table:table-cell office:value="None" office:value-type="string"/>
        </table:table-row>
        <table:table-row table:style-name="75115bebba999a6e34fdd379e42c4831">
          <table:table-cell office:value="None" office:value-type="string"/>
          <table:covered-table-cell table:number-columns-repeated="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6" office:value="None" office:value-type="string"/>
          <table:table-cell office:value="None" office:value-type="string"/>
          <table:table-cell table:style-name="s82" office:value="None" office:value-type="string"/>
          <table:table-cell office:value="None" office:value-type="string"/>
          <table:table-cell office:value="None" office:value-type="string"/>
        </table:table-row>
        <table:table-row table:style-name="0c5fbc18bbf38977cef581465edd66b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c66f6d643871293c9f080e447862e3b7">
          <table:table-cell office:value="None" office:value-type="string"/>
          <table:table-cell table:style-name="s25" table:number-columns-spanned="3" office:value="None" office:value-type="string">
            <text:p><text:span text:style-name="s25">Объединенные ячейки</text:span></text:p>
          </table:table-cell>
          <table:covered-table-cell table:number-columns-repeated="2"/>
          <table:table-cell office:value="None" office:value-type="string"/>
          <table:table-cell table:style-name="m21712994" table:number-columns-spanned="4" office:value="None" office:value-type="string"/>
          <table:covered-table-cell table:style-name="s25" table:number-columns-repeated="3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7" office:value="None" office:value-type="string"/>
          <table:table-cell office:value="None" office:value-type="string"/>
          <table:table-cell office:value="None" office:value-type="string"/>
        </table:table-row>
        <table:table-row table:style-name="71cafc417afe7a3c9766d15acfe47a3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6" office:value="None" office:value-type="string"/>
          <table:table-cell office:value="None" office:value-type="string"/>
          <table:table-cell office:value="None" office:value-type="string"/>
        </table:table-row>
        <table:table-row table:style-name="5feb44766a224bd719b00315e9656102">
          <table:table-cell office:value="None" office:value-type="string"/>
          <table:table-cell table:number-rows-spanned="3" table:style-name="s25" table:number-columns-spanned="3" office:value="None" office:value-type="string">
            <text:p><text:span text:style-name="s25">Объединенные ячейки</text:span></text:p>
          </table:table-cell>
          <table:covered-table-cell table:number-columns-repeated="2"/>
          <table:table-cell office:value="None" office:value-type="string"/>
          <table:table-cell table:number-rows-spanned="3" table:style-name="m21698426" table:number-columns-spanned="4" office:value="None" office:value-type="string"/>
          <table:covered-table-cell table:style-name="s25" table:number-columns-repeated="3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8" office:value="None" office:value-type="string"/>
          <table:table-cell office:value="None" office:value-type="string"/>
          <table:table-cell office:value="None" office:value-type="string"/>
        </table:table-row>
        <table:table-row table:style-name="fc18c8f17e550f026a884c5bee80345a">
          <table:table-cell office:value="None" office:value-type="string"/>
          <table:covered-table-cell table:number-columns-repeated="3"/>
          <table:table-cell office:value="None" office:value-type="string"/>
          <table:covered-table-cell table:number-columns-repeated="4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6" office:value="None" office:value-type="string"/>
          <table:table-cell office:value="None" office:value-type="string"/>
          <table:table-cell office:value="None" office:value-type="string"/>
        </table:table-row>
        <table:table-row table:style-name="f568406fc308011d9865e01b376eea9b">
          <table:table-cell office:value="None" office:value-type="string"/>
          <table:covered-table-cell table:number-columns-repeated="3"/>
          <table:table-cell office:value="None" office:value-type="string"/>
          <table:covered-table-cell table:number-columns-repeated="4"/>
          <table:table-cell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89" office:value="None" office:value-type="string"/>
          <table:table-cell office:value="None" office:value-type="string"/>
          <table:table-cell office:value="None" office:value-type="string"/>
        </table:table-row>
        <table:table-row table:style-name="dbe144677e3708ead703ba680c6d6b0b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315bab528575d0bd03fec390428e4f64">
          <table:table-cell office:value="None" office:value-type="string"/>
          <table:table-cell table:style-name="s43" office:value="None" office:value-type="string">
            <text:p><text:span text:style-name="s43">Бордер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3" office:value="None" office:value-type="string"/>
          <table:table-cell office:value="None" office:value-type="string"/>
          <table:table-cell office:value="None" office:value-type="string"/>
        </table:table-row>
        <table:table-row table:style-name="91ebbd69b3d048c05b8db96b814b14a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67d1abd04e5e9f7862abd8f470d57914">
          <table:table-cell office:value="None" office:value-type="string"/>
          <table:table-cell table:style-name="s45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4" office:value="None" office:value-type="string"/>
          <table:table-cell office:value="None" office:value-type="string"/>
          <table:table-cell office:value="None" office:value-type="string"/>
        </table:table-row>
        <table:table-row table:style-name="8634d0b4d3aa730ae78730c7ff08abf8">
          <table:table-cell office:value="None" office:value-type="string"/>
          <table:table-cell table:style-name="s47" office:value="None" office:value-type="string">
            <text:p><text:span text:style-name="s47">Бордер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48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07661896698036f21b3d700696dfcdfa">
          <table:table-cell office:value="None" office:value-type="string"/>
          <table:table-cell table:style-name="s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5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85" office:value="None" office:value-type="string"/>
          <table:table-cell office:value="None" office:value-type="string"/>
          <table:table-cell office:value="None" office:value-type="string"/>
        </table:table-row>
        <table:table-row table:style-name="fc26fda8b4f506074d84cd0e17bf0c2f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4272ad18d9dfd17755051779fdf517a5">
          <table:table-cell office:value="None" office:value-type="string"/>
          <table:table-cell table:style-name="s51" office:value="None" office:value-type="string"/>
          <table:table-cell table:style-name="s52" office:value="None" office:value-type="string">
            <text:p><text:span text:style-name="s52">Бордер</text:span></text:p>
          </table:table-cell>
          <table:table-cell table:style-name="s53" office:value="None" office:value-type="string"/>
          <table:table-cell office:value="None" office:value-type="string"/>
          <table:table-cell table:style-name="s54" office:value="None" office:value-type="string"/>
          <table:table-cell table:style-name="s55" office:value="None" office:value-type="string"/>
          <table:table-cell table:style-name="s55" office:value="None" office:value-type="string"/>
          <table:table-cell table:style-name="s5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0" office:value="None" office:value-type="string"/>
          <table:table-cell office:value="None" office:value-type="string"/>
          <table:table-cell office:value="None" office:value-type="string"/>
        </table:table-row>
        <table:table-row table:style-name="89cf1ec6c37f2b75ad0327c88490f15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9e359594d5413587fd6ca24df1fe8213">
          <table:table-cell office:value="None" office:value-type="string"/>
          <table:table-cell table:style-name="s57" office:value="None" office:value-type="string"/>
          <table:table-cell table:style-name="s58" office:value="None" office:value-type="string"/>
          <table:table-cell table:style-name="s59" office:value="None" office:value-type="string"/>
          <table:table-cell office:value="None" office:value-type="string"/>
          <table:table-cell table:style-name="s60" office:value="None" office:value-type="string"/>
          <table:table-cell table:style-name="s61" office:value="None" office:value-type="string"/>
          <table:table-cell table:style-name="s61" office:value="None" office:value-type="string"/>
          <table:table-cell table:style-name="s62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1" office:value="None" office:value-type="string"/>
          <table:table-cell office:value="None" office:value-type="string"/>
          <table:table-cell office:value="None" office:value-type="string"/>
        </table:table-row>
        <table:table-row table:style-name="20cd83f99f676f08f967d47ccdb9e33a">
          <table:table-cell office:value="None" office:value-type="string"/>
          <table:table-cell table:style-name="s63" office:value="None" office:value-type="string"/>
          <table:table-cell table:style-name="s52" office:value="None" office:value-type="string">
            <text:p><text:span text:style-name="s52">Бордер</text:span></text:p>
          </table:table-cell>
          <table:table-cell table:style-name="s64" office:value="None" office:value-type="string"/>
          <table:table-cell office:value="None" office:value-type="string"/>
          <table:table-cell table:style-name="s65" office:value="None" office:value-type="string"/>
          <table:table-cell table:style-name="s66" office:value="None" office:value-type="string"/>
          <table:table-cell table:style-name="s66" office:value="None" office:value-type="string"/>
          <table:table-cell table:style-name="s67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7a46a24e5846f3c0aef06b50cdd4aa94">
          <table:table-cell office:value="None" office:value-type="string"/>
          <table:table-cell table:style-name="s68" office:value="None" office:value-type="string"/>
          <table:table-cell table:style-name="s69" office:value="None" office:value-type="string"/>
          <table:table-cell table:style-name="s70" office:value="None" office:value-type="string"/>
          <table:table-cell office:value="None" office:value-type="string"/>
          <table:table-cell table:style-name="s71" office:value="None" office:value-type="string"/>
          <table:table-cell table:style-name="s72" office:value="None" office:value-type="string"/>
          <table:table-cell table:style-name="s72" office:value="None" office:value-type="string"/>
          <table:table-cell table:style-name="s73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95" office:value="None" office:value-type="string"/>
          <table:table-cell table:style-name="s100" office:value="None" office:value-type="string"/>
          <table:table-cell table:style-name="s101" office:value="None" office:value-type="string"/>
        </table:table-row>
        <table:table-row table:style-name="6b27d15a600c1a0283e69e80506b903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7d4cd5cbfe4fd706fcdc5e737bd5b64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  <table:table-row table:style-name="7892dd03446b61505275595100d4ce03">
          <table:table-cell office:value="None" office:value-type="string"/>
          <table:table-cell table:style-name="s6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styles/>
  <office:automatic-styles>
    <style:page-layout style:name="MyPageLayout">
      <style:page-layout-properties fo:margin-right="1175.02" fo:page-height="21.0cm" fo:margin-top="1469.02" style:print-orientation="landscape" fo:margin-left="882.0" fo:page-width="29.7cm" style:writing-mode="lr-tb" fo:margin-bottom="1666.0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meta>
    <meta:generator>ODFPY/0.9.6</meta:generator>
  </office:meta>
</office:document-meta>
</file>